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Quarto Preview</text:p>
      <text:p text:style-name="Author">Christine</text:p>
      <text:table-of-content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Quarto Preview</dc:title>
    <dc:description/>
    <dc:subject/>
    <meta:keyword/>
    <meta:initial-creator>Christine</meta:initial-creator>
    <dc:creator>Christine</dc:creator>
    <meta:creation-date>2022-08-15T09:34:37Z</meta:creation-date>
    <dc:date>2022-08-15T09:34:37Z</dc:date>
    <meta:user-defined meta:name="authors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toc-title" meta:value-type="string">Table of contents</meta:user-defined>
  </office:meta>
</office:document-meta>
</file>